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373290812073" calcext:value-type="float">
            <text:p>2.20373</text:p>
          </table:table-cell>
          <table:table-cell office:value-type="float" office:value="2.44285694930799" calcext:value-type="float">
            <text:p>2.44286</text:p>
          </table:table-cell>
          <table:table-cell office:value-type="float" office:value="3.90077663831916" calcext:value-type="float">
            <text:p>3.90078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297419543105" calcext:value-type="float">
            <text:p>2.18297</text:p>
          </table:table-cell>
          <table:table-cell office:value-type="float" office:value="2.4321713981991" calcext:value-type="float">
            <text:p>2.43217</text:p>
          </table:table-cell>
          <table:table-cell office:value-type="float" office:value="3.92616808404202" calcext:value-type="float">
            <text:p>3.92617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952599866567" calcext:value-type="float">
            <text:p>2.23953</text:p>
          </table:table-cell>
          <table:table-cell office:value-type="float" office:value="2.42077881327662" calcext:value-type="float">
            <text:p>2.42078</text:p>
          </table:table-cell>
          <table:table-cell office:value-type="float" office:value="4.06322867150363" calcext:value-type="float">
            <text:p>4.06323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609008839963" calcext:value-type="float">
            <text:p>2.24609</text:p>
          </table:table-cell>
          <table:table-cell office:value-type="float" office:value="2.41813036860979" calcext:value-type="float">
            <text:p>2.41813</text:p>
          </table:table-cell>
          <table:table-cell office:value-type="float" office:value="4.05857518138604" calcext:value-type="float">
            <text:p>4.05858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9110965131798" calcext:value-type="float">
            <text:p>2.19111</text:p>
          </table:table-cell>
          <table:table-cell office:value-type="float" office:value="2.39768820904238" calcext:value-type="float">
            <text:p>2.39769</text:p>
          </table:table-cell>
          <table:table-cell office:value-type="float" office:value="3.53308683683684" calcext:value-type="float">
            <text:p>3.53309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9672647427854" calcext:value-type="float">
            <text:p>2.19673</text:p>
          </table:table-cell>
          <table:table-cell office:value-type="float" office:value="2.39282455039732" calcext:value-type="float">
            <text:p>2.39282</text:p>
          </table:table-cell>
          <table:table-cell office:value-type="float" office:value="3.45586574654956" calcext:value-type="float">
            <text:p>3.45587</text:p>
          </table:table-cell>
          <table:table-cell office:value-type="float" office:value="9564000" calcext:value-type="float">
            <text:p>95640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6912877839011" calcext:value-type="float">
            <text:p>2.26913</text:p>
          </table:table-cell>
          <table:table-cell office:value-type="float" office:value="2.39096641199065" calcext:value-type="float">
            <text:p>2.39097</text:p>
          </table:table-cell>
          <table:table-cell office:value-type="float" office:value="3.88224448897796" calcext:value-type="float">
            <text:p>3.88224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114063153492" calcext:value-type="float">
            <text:p>2.21114</text:p>
          </table:table-cell>
          <table:table-cell office:value-type="float" office:value="2.38721005855291" calcext:value-type="float">
            <text:p>2.38721</text:p>
          </table:table-cell>
          <table:table-cell office:value-type="float" office:value="3.38130238393977" calcext:value-type="float">
            <text:p>3.3813</text:p>
          </table:table-cell>
          <table:table-cell office:value-type="float" office:value="9564000" calcext:value-type="float">
            <text:p>95640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17898794627961" calcext:value-type="float">
            <text:p>2.17899</text:p>
          </table:table-cell>
          <table:table-cell office:value-type="float" office:value="2.3815763680347" calcext:value-type="float">
            <text:p>2.38158</text:p>
          </table:table-cell>
          <table:table-cell office:value-type="float" office:value="3.49487112112112" calcext:value-type="float">
            <text:p>3.49487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6909882264529" calcext:value-type="float">
            <text:p>2.2691</text:p>
          </table:table-cell>
          <table:table-cell office:value-type="float" office:value="2.37841568553774" calcext:value-type="float">
            <text:p>2.37842</text:p>
          </table:table-cell>
          <table:table-cell office:value-type="float" office:value="3.77524549098196" calcext:value-type="float">
            <text:p>3.77525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4443596798399" calcext:value-type="float">
            <text:p>2.34444</text:p>
          </table:table-cell>
          <table:table-cell office:value-type="float" office:value="2.36768832332833" calcext:value-type="float">
            <text:p>2.36769</text:p>
          </table:table-cell>
          <table:table-cell office:value-type="float" office:value="4.25667333666833" calcext:value-type="float">
            <text:p>4.25667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4494247123562" calcext:value-type="float">
            <text:p>2.34494</text:p>
          </table:table-cell>
          <table:table-cell office:value-type="float" office:value="2.36567356594964" calcext:value-type="float">
            <text:p>2.36567</text:p>
          </table:table-cell>
          <table:table-cell office:value-type="float" office:value="4.18389069534767" calcext:value-type="float">
            <text:p>4.18389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094354771438" calcext:value-type="float">
            <text:p>2.21094</text:p>
          </table:table-cell>
          <table:table-cell office:value-type="float" office:value="2.32502825742409" calcext:value-type="float">
            <text:p>2.32503</text:p>
          </table:table-cell>
          <table:table-cell office:value-type="float" office:value="3.71976476476476" calcext:value-type="float">
            <text:p>3.71976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44961628295" calcext:value-type="float">
            <text:p>2.2145</text:p>
          </table:table-cell>
          <table:table-cell office:value-type="float" office:value="2.31333218635302" calcext:value-type="float">
            <text:p>2.31333</text:p>
          </table:table-cell>
          <table:table-cell office:value-type="float" office:value="3.81474474474474" calcext:value-type="float">
            <text:p>3.81474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357949327991" calcext:value-type="float">
            <text:p>2.26358</text:p>
          </table:table-cell>
          <table:table-cell office:value-type="float" office:value="2.30160781367393" calcext:value-type="float">
            <text:p>2.30161</text:p>
          </table:table-cell>
          <table:table-cell office:value-type="float" office:value="3.5074730778863" calcext:value-type="float">
            <text:p>3.50747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975879004004" calcext:value-type="float">
            <text:p>2.29759</text:p>
          </table:table-cell>
          <table:table-cell office:value-type="float" office:value="2.29520530947614" calcext:value-type="float">
            <text:p>2.29521</text:p>
          </table:table-cell>
          <table:table-cell office:value-type="float" office:value="3.91309434434434" calcext:value-type="float">
            <text:p>3.91309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.29449126209543" calcext:value-type="float">
            <text:p>2.29449</text:p>
          </table:table-cell>
          <table:table-cell office:value-type="float" office:value="2.30756318818819" calcext:value-type="float">
            <text:p>2.30756</text:p>
          </table:table-cell>
          <table:table-cell office:value-type="float" office:value="3.90770895895896" calcext:value-type="float">
            <text:p>3.90771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197595792637" calcext:value-type="float">
            <text:p>2.25198</text:p>
          </table:table-cell>
          <table:table-cell office:value-type="float" office:value="2.28592203021955" calcext:value-type="float">
            <text:p>2.28592</text:p>
          </table:table-cell>
          <table:table-cell office:value-type="float" office:value="3.49398322063611" calcext:value-type="float">
            <text:p>3.49398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762655324827" calcext:value-type="float">
            <text:p>2.26763</text:p>
          </table:table-cell>
          <table:table-cell office:value-type="float" office:value="2.30374134767742" calcext:value-type="float">
            <text:p>2.30374</text:p>
          </table:table-cell>
          <table:table-cell office:value-type="float" office:value="4.00573054791093" calcext:value-type="float">
            <text:p>4.00573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509992081354" calcext:value-type="float">
            <text:p>2.2651</text:p>
          </table:table-cell>
          <table:table-cell office:value-type="float" office:value="2.51327998666333" calcext:value-type="float">
            <text:p>2.51328</text:p>
          </table:table-cell>
          <table:table-cell office:value-type="float" office:value="4.00510627656914" calcext:value-type="float">
            <text:p>4.0051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476410769359" calcext:value-type="float">
            <text:p>2.26476</text:p>
          </table:table-cell>
          <table:table-cell office:value-type="float" office:value="2.52423387096774" calcext:value-type="float">
            <text:p>2.52423</text:p>
          </table:table-cell>
          <table:table-cell office:value-type="float" office:value="4.02411102775694" calcext:value-type="float">
            <text:p>4.0241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233552357113" calcext:value-type="float">
            <text:p>2.25234</text:p>
          </table:table-cell>
          <table:table-cell office:value-type="float" office:value="2.29194430538173" calcext:value-type="float">
            <text:p>2.29194</text:p>
          </table:table-cell>
          <table:table-cell office:value-type="float" office:value="4.09883854818523" calcext:value-type="float">
            <text:p>4.09884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915225924998" calcext:value-type="float">
            <text:p>2.24915</text:p>
          </table:table-cell>
          <table:table-cell office:value-type="float" office:value="2.26437776664161" calcext:value-type="float">
            <text:p>2.26438</text:p>
          </table:table-cell>
          <table:table-cell office:value-type="float" office:value="3.14164495114007" calcext:value-type="float">
            <text:p>3.14164</text:p>
          </table:table-cell>
          <table:table-cell office:value-type="float" office:value="9578400" calcext:value-type="float">
            <text:p>95784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912861729631" calcext:value-type="float">
            <text:p>2.24913</text:p>
          </table:table-cell>
          <table:table-cell office:value-type="float" office:value="2.32906909348678" calcext:value-type="float">
            <text:p>2.32907</text:p>
          </table:table-cell>
          <table:table-cell office:value-type="float" office:value="3.96811858894171" calcext:value-type="float">
            <text:p>3.96812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852337169544" calcext:value-type="float">
            <text:p>2.24852</text:p>
          </table:table-cell>
          <table:table-cell office:value-type="float" office:value="2.45750875656743" calcext:value-type="float">
            <text:p>2.45751</text:p>
          </table:table-cell>
          <table:table-cell office:value-type="float" office:value="4.13469852389292" calcext:value-type="float">
            <text:p>4.1347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664696438996" calcext:value-type="float">
            <text:p>2.24665</text:p>
          </table:table-cell>
          <table:table-cell office:value-type="float" office:value="2.45448930447836" calcext:value-type="float">
            <text:p>2.45449</text:p>
          </table:table-cell>
          <table:table-cell office:value-type="float" office:value="4.15851763822867" calcext:value-type="float">
            <text:p>4.15852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525849828781" calcext:value-type="float">
            <text:p>2.24526</text:p>
          </table:table-cell>
          <table:table-cell office:value-type="float" office:value="2.26627965004594" calcext:value-type="float">
            <text:p>2.26628</text:p>
          </table:table-cell>
          <table:table-cell office:value-type="float" office:value="3.15511400651466" calcext:value-type="float">
            <text:p>3.15511</text:p>
          </table:table-cell>
          <table:table-cell office:value-type="float" office:value="9578400" calcext:value-type="float">
            <text:p>95784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4450855235711" calcext:value-type="float">
            <text:p>2.24451</text:p>
          </table:table-cell>
          <table:table-cell office:value-type="float" office:value="2.30185794743429" calcext:value-type="float">
            <text:p>2.30186</text:p>
          </table:table-cell>
          <table:table-cell office:value-type="float" office:value="4.11506257822278" calcext:value-type="float">
            <text:p>4.11506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067039863231" calcext:value-type="float">
            <text:p>2.24067</text:p>
          </table:table-cell>
          <table:table-cell office:value-type="float" office:value="2.33121549495455" calcext:value-type="float">
            <text:p>2.33122</text:p>
          </table:table-cell>
          <table:table-cell office:value-type="float" office:value="4.07084813610208" calcext:value-type="float">
            <text:p>4.07085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997268784922" calcext:value-type="float">
            <text:p>2.22997</text:p>
          </table:table-cell>
          <table:table-cell office:value-type="float" office:value="2.32697815027938" calcext:value-type="float">
            <text:p>2.32698</text:p>
          </table:table-cell>
          <table:table-cell office:value-type="float" office:value="4.01837503127346" calcext:value-type="float">
            <text:p>4.01838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2926221138618" calcext:value-type="float">
            <text:p>2.22926</text:p>
          </table:table-cell>
          <table:table-cell office:value-type="float" office:value="2.30533425022922" calcext:value-type="float">
            <text:p>2.30533</text:p>
          </table:table-cell>
          <table:table-cell office:value-type="float" office:value="3.35771692923231" calcext:value-type="float">
            <text:p>3.3577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850012509382" calcext:value-type="float">
            <text:p>2.2285</text:p>
          </table:table-cell>
          <table:table-cell office:value-type="float" office:value="2.25537006921858" calcext:value-type="float">
            <text:p>2.25537</text:p>
          </table:table-cell>
          <table:table-cell office:value-type="float" office:value="3.34054165624218" calcext:value-type="float">
            <text:p>3.34054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2681581143096" calcext:value-type="float">
            <text:p>2.22682</text:p>
          </table:table-cell>
          <table:table-cell office:value-type="float" office:value="2.41745525657071" calcext:value-type="float">
            <text:p>2.41746</text:p>
          </table:table-cell>
          <table:table-cell office:value-type="float" office:value="3.94604881101377" calcext:value-type="float">
            <text:p>3.94605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618185796449" calcext:value-type="float">
            <text:p>2.22618</text:p>
          </table:table-cell>
          <table:table-cell office:value-type="float" office:value="2.33363695090439" calcext:value-type="float">
            <text:p>2.33364</text:p>
          </table:table-cell>
          <table:table-cell office:value-type="float" office:value="3.3217104276069" calcext:value-type="float">
            <text:p>3.3217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2156476846058" calcext:value-type="float">
            <text:p>2.22156</text:p>
          </table:table-cell>
          <table:table-cell office:value-type="float" office:value="2.16271798080934" calcext:value-type="float">
            <text:p>2.16272</text:p>
          </table:table-cell>
          <table:table-cell office:value-type="float" office:value="3.00316770963705" calcext:value-type="float">
            <text:p>3.00317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2143981133651" calcext:value-type="float">
            <text:p>2.22144</text:p>
          </table:table-cell>
          <table:table-cell office:value-type="float" office:value="2.19449693213123" calcext:value-type="float">
            <text:p>2.1945</text:p>
          </table:table-cell>
          <table:table-cell office:value-type="float" office:value="2.85720260455798" calcext:value-type="float">
            <text:p>2.8572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030275554444" calcext:value-type="float">
            <text:p>2.2203</text:p>
          </table:table-cell>
          <table:table-cell office:value-type="float" office:value="2.36328737285309" calcext:value-type="float">
            <text:p>2.36329</text:p>
          </table:table-cell>
          <table:table-cell office:value-type="float" office:value="3.83754252126063" calcext:value-type="float">
            <text:p>3.83754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931007170252" calcext:value-type="float">
            <text:p>2.21931</text:p>
          </table:table-cell>
          <table:table-cell office:value-type="float" office:value="2.37937385359346" calcext:value-type="float">
            <text:p>2.37937</text:p>
          </table:table-cell>
          <table:table-cell office:value-type="float" office:value="3.84290145072536" calcext:value-type="float">
            <text:p>3.8429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816864831039" calcext:value-type="float">
            <text:p>2.21817</text:p>
          </table:table-cell>
          <table:table-cell office:value-type="float" office:value="2.41863631622862" calcext:value-type="float">
            <text:p>2.41864</text:p>
          </table:table-cell>
          <table:table-cell office:value-type="float" office:value="3.91957571964956" calcext:value-type="float">
            <text:p>3.91958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81005423446" calcext:value-type="float">
            <text:p>2.2181</text:p>
          </table:table-cell>
          <table:table-cell office:value-type="float" office:value="2.14946558197747" calcext:value-type="float">
            <text:p>2.14947</text:p>
          </table:table-cell>
          <table:table-cell office:value-type="float" office:value="3.04689737171464" calcext:value-type="float">
            <text:p>3.0469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1503015694131" calcext:value-type="float">
            <text:p>2.21503</text:p>
          </table:table-cell>
          <table:table-cell office:value-type="float" office:value="2.1829755196594" calcext:value-type="float">
            <text:p>2.18298</text:p>
          </table:table-cell>
          <table:table-cell office:value-type="float" office:value="2.84367518156774" calcext:value-type="float">
            <text:p>2.84368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465995329831" calcext:value-type="float">
            <text:p>2.21466</text:p>
          </table:table-cell>
          <table:table-cell office:value-type="float" office:value="2.25747195813527" calcext:value-type="float">
            <text:p>2.25747</text:p>
          </table:table-cell>
          <table:table-cell office:value-type="float" office:value="3.3297948461346" calcext:value-type="float">
            <text:p>3.32979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99235225473" calcext:value-type="float">
            <text:p>2.19992</text:p>
          </table:table-cell>
          <table:table-cell office:value-type="float" office:value="2.21163759689922" calcext:value-type="float">
            <text:p>2.21164</text:p>
          </table:table-cell>
          <table:table-cell office:value-type="float" office:value="3.56385971492873" calcext:value-type="float">
            <text:p>3.56386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9646046928399" calcext:value-type="float">
            <text:p>2.19646</text:p>
          </table:table-cell>
          <table:table-cell office:value-type="float" office:value="2.20527392264733" calcext:value-type="float">
            <text:p>2.20527</text:p>
          </table:table-cell>
          <table:table-cell office:value-type="float" office:value="3.55518754688672" calcext:value-type="float">
            <text:p>3.55519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472715524429" calcext:value-type="float">
            <text:p>2.19473</text:p>
          </table:table-cell>
          <table:table-cell office:value-type="float" office:value="2.39706342754711" calcext:value-type="float">
            <text:p>2.39706</text:p>
          </table:table-cell>
          <table:table-cell office:value-type="float" office:value="3.46539769884942" calcext:value-type="float">
            <text:p>3.4654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328570535268" calcext:value-type="float">
            <text:p>2.19329</text:p>
          </table:table-cell>
          <table:table-cell office:value-type="float" office:value="2.39163727697182" calcext:value-type="float">
            <text:p>2.39164</text:p>
          </table:table-cell>
          <table:table-cell office:value-type="float" office:value="3.50822036018009" calcext:value-type="float">
            <text:p>3.50822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848063130681" calcext:value-type="float">
            <text:p>2.18848</text:p>
          </table:table-cell>
          <table:table-cell office:value-type="float" office:value="2.25377710366108" calcext:value-type="float">
            <text:p>2.25378</text:p>
          </table:table-cell>
          <table:table-cell office:value-type="float" office:value="3.49427445584188" calcext:value-type="float">
            <text:p>3.49427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391418563923" calcext:value-type="float">
            <text:p>2.18391</text:p>
          </table:table-cell>
          <table:table-cell office:value-type="float" office:value="2.23415749311984" calcext:value-type="float">
            <text:p>2.23416</text:p>
          </table:table-cell>
          <table:table-cell office:value-type="float" office:value="3.44381035776833" calcext:value-type="float">
            <text:p>3.44381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7889024339418" calcext:value-type="float">
            <text:p>2.17889</text:p>
          </table:table-cell>
          <table:table-cell office:value-type="float" office:value="2.18636471617904" calcext:value-type="float">
            <text:p>2.18636</text:p>
          </table:table-cell>
          <table:table-cell office:value-type="float" office:value="3.50525381345336" calcext:value-type="float">
            <text:p>3.50525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318267066767" calcext:value-type="float">
            <text:p>2.17318</text:p>
          </table:table-cell>
          <table:table-cell office:value-type="float" office:value="2.19217106359923" calcext:value-type="float">
            <text:p>2.19217</text:p>
          </table:table-cell>
          <table:table-cell office:value-type="float" office:value="3.5034608652163" calcext:value-type="float">
            <text:p>3.50346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7286357947434" calcext:value-type="float">
            <text:p>2.17286</text:p>
          </table:table-cell>
          <table:table-cell office:value-type="float" office:value="2.35991520650813" calcext:value-type="float">
            <text:p>2.35992</text:p>
          </table:table-cell>
          <table:table-cell office:value-type="float" office:value="3.78059324155194" calcext:value-type="float">
            <text:p>3.78059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488172715895" calcext:value-type="float">
            <text:p>2.16488</text:p>
          </table:table-cell>
          <table:table-cell office:value-type="float" office:value="2.35140748852733" calcext:value-type="float">
            <text:p>2.35141</text:p>
          </table:table-cell>
          <table:table-cell office:value-type="float" office:value="3.75598623279099" calcext:value-type="float">
            <text:p>3.75599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8212445724783" calcext:value-type="float">
            <text:p>2.08212</text:p>
          </table:table-cell>
          <table:table-cell office:value-type="float" office:value="2.14380448396794" calcext:value-type="float">
            <text:p>2.1438</text:p>
          </table:table-cell>
          <table:table-cell office:value-type="float" office:value="2.63579408817635" calcext:value-type="float">
            <text:p>2.63579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715488110138" calcext:value-type="float">
            <text:p>2.15715</text:p>
          </table:table-cell>
          <table:table-cell office:value-type="float" office:value="2.1419436795995" calcext:value-type="float">
            <text:p>2.14194</text:p>
          </table:table-cell>
          <table:table-cell office:value-type="float" office:value="3.22574843554443" calcext:value-type="float">
            <text:p>3.22575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4113796481574" calcext:value-type="float">
            <text:p>2.14114</text:p>
          </table:table-cell>
          <table:table-cell office:value-type="float" office:value="2.09248707687177" calcext:value-type="float">
            <text:p>2.09249</text:p>
          </table:table-cell>
          <table:table-cell office:value-type="float" office:value="2.49643446723362" calcext:value-type="float">
            <text:p>2.49643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05944931164" calcext:value-type="float">
            <text:p>2.15059</text:p>
          </table:table-cell>
          <table:table-cell office:value-type="float" office:value="2.14085367125574" calcext:value-type="float">
            <text:p>2.14085</text:p>
          </table:table-cell>
          <table:table-cell office:value-type="float" office:value="3.22254067584481" calcext:value-type="float">
            <text:p>3.22254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3874364265466" calcext:value-type="float">
            <text:p>2.13874</text:p>
          </table:table-cell>
          <table:table-cell office:value-type="float" office:value="2.09629377188594" calcext:value-type="float">
            <text:p>2.09629</text:p>
          </table:table-cell>
          <table:table-cell office:value-type="float" office:value="2.44398324162081" calcext:value-type="float">
            <text:p>2.44398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08752473697395" calcext:value-type="float">
            <text:p>2.08752</text:p>
          </table:table-cell>
          <table:table-cell office:value-type="float" office:value="2.13359406312625" calcext:value-type="float">
            <text:p>2.13359</text:p>
          </table:table-cell>
          <table:table-cell office:value-type="float" office:value="2.64090180360721" calcext:value-type="float">
            <text:p>2.6409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3" calcext:value-type="float">
            <text:p>3</text:p>
          </table:table-cell>
          <table:table-cell/>
          <table:table-cell table:formula="of:=COUNTIF([.BW1:.BW60]; &quot;0&quot;)" office:value-type="float" office:value="4" calcext:value-type="float">
            <text:p>4</text:p>
          </table:table-cell>
          <table:table-cell office:value-type="string" calcext:value-type="string">
            <text:p>SELFIS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2008644060727" calcext:value-type="float">
            <text:p>2.12009</text:p>
          </table:table-cell>
          <table:table-cell office:value-type="float" office:value="2.239375" calcext:value-type="float">
            <text:p>2.23938</text:p>
          </table:table-cell>
          <table:table-cell office:value-type="float" office:value="2.67350475475475" calcext:value-type="float">
            <text:p>2.6735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UNTIF([.BW1:.BW60]; &quot;1&quot;)" office:value-type="float" office:value="18" calcext:value-type="float">
            <text:p>18</text:p>
          </table:table-cell>
          <table:table-cell office:value-type="string" calcext:value-type="string">
            <text:p>Mutual goo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1897887470804" calcext:value-type="float">
            <text:p>2.11898</text:p>
          </table:table-cell>
          <table:table-cell office:value-type="float" office:value="2.23665175592259" calcext:value-type="float">
            <text:p>2.23665</text:p>
          </table:table-cell>
          <table:table-cell office:value-type="float" office:value="2.69247997997998" calcext:value-type="float">
            <text:p>2.69248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UNTIF([.BW1:.BW60]; &quot;2&quot;)" office:value-type="float" office:value="18" calcext:value-type="float">
            <text:p>18</text:p>
          </table:table-cell>
          <table:table-cell office:value-type="string" calcext:value-type="string">
            <text:p>Coop/personal</text:p>
          </table:table-cell>
        </table:table-row>
        <table:table-row table:style-name="ro1">
          <table:table-cell table:formula="of:=SUM([.A1:.A5])" office:value-type="float" office:value="2" calcext:value-type="float">
            <text:p>2</text:p>
          </table:table-cell>
          <table:table-cell table:formula="of:=SUM([.B1:.B5])" office:value-type="float" office:value="0" calcext:value-type="float">
            <text:p>0</text:p>
          </table:table-cell>
          <table:table-cell table:formula="of:=SUM([.C1:.C5])" office:value-type="float" office:value="3" calcext:value-type="float">
            <text:p>3</text:p>
          </table:table-cell>
          <table:table-cell table:formula="of:=SUM([.D1:.D5])" office:value-type="float" office:value="3" calcext:value-type="float">
            <text:p>3</text:p>
          </table:table-cell>
          <table:table-cell table:formula="of:=SUM([.E1:.E5])" office:value-type="float" office:value="1" calcext:value-type="float">
            <text:p>1</text:p>
          </table:table-cell>
          <table:table-cell table:formula="of:=SUM([.F1:.F5])" office:value-type="float" office:value="3" calcext:value-type="float">
            <text:p>3</text:p>
          </table:table-cell>
          <table:table-cell table:formula="of:=SUM([.G1:.G5])" office:value-type="float" office:value="4" calcext:value-type="float">
            <text:p>4</text:p>
          </table:table-cell>
          <table:table-cell table:formula="of:=SUM([.H1:.H5])" office:value-type="float" office:value="3" calcext:value-type="float">
            <text:p>3</text:p>
          </table:table-cell>
          <table:table-cell table:formula="of:=SUM([.I1:.I5])" office:value-type="float" office:value="2" calcext:value-type="float">
            <text:p>2</text:p>
          </table:table-cell>
          <table:table-cell table:formula="of:=SUM([.J1:.J5])" office:value-type="float" office:value="4" calcext:value-type="float">
            <text:p>4</text:p>
          </table:table-cell>
          <table:table-cell table:formula="of:=SUM([.K1:.K5])" office:value-type="float" office:value="3" calcext:value-type="float">
            <text:p>3</text:p>
          </table:table-cell>
          <table:table-cell table:formula="of:=SUM([.L1:.L5])" office:value-type="float" office:value="3" calcext:value-type="float">
            <text:p>3</text:p>
          </table:table-cell>
          <table:table-cell table:formula="of:=SUM([.M1:.M5])" office:value-type="float" office:value="4" calcext:value-type="float">
            <text:p>4</text:p>
          </table:table-cell>
          <table:table-cell table:formula="of:=SUM([.N1:.N5])" office:value-type="float" office:value="0" calcext:value-type="float">
            <text:p>0</text:p>
          </table:table-cell>
          <table:table-cell table:formula="of:=SUM([.O1:.O5])" office:value-type="float" office:value="2" calcext:value-type="float">
            <text:p>2</text:p>
          </table:table-cell>
          <table:table-cell table:formula="of:=SUM([.P1:.P5])" office:value-type="float" office:value="2" calcext:value-type="float">
            <text:p>2</text:p>
          </table:table-cell>
          <table:table-cell table:formula="of:=SUM([.Q1:.Q5])" office:value-type="float" office:value="2" calcext:value-type="float">
            <text:p>2</text:p>
          </table:table-cell>
          <table:table-cell table:formula="of:=SUM([.R1:.R5])" office:value-type="float" office:value="3" calcext:value-type="float">
            <text:p>3</text:p>
          </table:table-cell>
          <table:table-cell table:formula="of:=SUM([.S1:.S5])" office:value-type="float" office:value="3" calcext:value-type="float">
            <text:p>3</text:p>
          </table:table-cell>
          <table:table-cell table:formula="of:=SUM([.T1:.T5])" office:value-type="float" office:value="1" calcext:value-type="float">
            <text:p>1</text:p>
          </table:table-cell>
          <table:table-cell table:formula="of:=SUM([.U1:.U5])" office:value-type="float" office:value="1" calcext:value-type="float">
            <text:p>1</text:p>
          </table:table-cell>
          <table:table-cell table:formula="of:=SUM([.V1:.V5])" office:value-type="float" office:value="1" calcext:value-type="float">
            <text:p>1</text:p>
          </table:table-cell>
          <table:table-cell table:formula="of:=SUM([.W1:.W5])" office:value-type="float" office:value="3" calcext:value-type="float">
            <text:p>3</text:p>
          </table:table-cell>
          <table:table-cell table:formula="of:=SUM([.X1:.X5])" office:value-type="float" office:value="4" calcext:value-type="float">
            <text:p>4</text:p>
          </table:table-cell>
          <table:table-cell table:formula="of:=SUM([.Y1:.Y5])" office:value-type="float" office:value="3" calcext:value-type="float">
            <text:p>3</text:p>
          </table:table-cell>
          <table:table-cell table:formula="of:=SUM([.Z1:.Z5])" office:value-type="float" office:value="4" calcext:value-type="float">
            <text:p>4</text:p>
          </table:table-cell>
          <table:table-cell table:formula="of:=SUM([.AA1:.AA5])" office:value-type="float" office:value="1" calcext:value-type="float">
            <text:p>1</text:p>
          </table:table-cell>
          <table:table-cell table:formula="of:=SUM([.AB1:.AB5])" office:value-type="float" office:value="0" calcext:value-type="float">
            <text:p>0</text:p>
          </table:table-cell>
          <table:table-cell table:formula="of:=SUM([.AC1:.AC5])" office:value-type="float" office:value="4" calcext:value-type="float">
            <text:p>4</text:p>
          </table:table-cell>
          <table:table-cell table:formula="of:=SUM([.AD1:.AD5])" office:value-type="float" office:value="3" calcext:value-type="float">
            <text:p>3</text:p>
          </table:table-cell>
          <table:table-cell table:formula="of:=SUM([.AE1:.AE5])" office:value-type="float" office:value="2" calcext:value-type="float">
            <text:p>2</text:p>
          </table:table-cell>
          <table:table-cell table:formula="of:=SUM([.AF1:.AF5])" office:value-type="float" office:value="1" calcext:value-type="float">
            <text:p>1</text:p>
          </table:table-cell>
          <table:table-cell table:formula="of:=SUM([.AG1:.AG5])" office:value-type="float" office:value="1" calcext:value-type="float">
            <text:p>1</text:p>
          </table:table-cell>
          <table:table-cell table:formula="of:=SUM([.AH1:.AH5])" office:value-type="float" office:value="2" calcext:value-type="float">
            <text:p>2</text:p>
          </table:table-cell>
          <table:table-cell table:formula="of:=SUM([.AI1:.AI5])" office:value-type="float" office:value="2" calcext:value-type="float">
            <text:p>2</text:p>
          </table:table-cell>
          <table:table-cell table:formula="of:=SUM([.AJ1:.AJ5])" office:value-type="float" office:value="3" calcext:value-type="float">
            <text:p>3</text:p>
          </table:table-cell>
          <table:table-cell table:formula="of:=SUM([.AK1:.AK5])" office:value-type="float" office:value="1" calcext:value-type="float">
            <text:p>1</text:p>
          </table:table-cell>
          <table:table-cell table:formula="of:=SUM([.AL1:.AL5])" office:value-type="float" office:value="4" calcext:value-type="float">
            <text:p>4</text:p>
          </table:table-cell>
          <table:table-cell table:formula="of:=SUM([.AM1:.AM5])" office:value-type="float" office:value="4" calcext:value-type="float">
            <text:p>4</text:p>
          </table:table-cell>
          <table:table-cell table:formula="of:=SUM([.AN1:.AN5])" office:value-type="float" office:value="1" calcext:value-type="float">
            <text:p>1</text:p>
          </table:table-cell>
          <table:table-cell table:formula="of:=SUM([.AO1:.AO5])" office:value-type="float" office:value="4" calcext:value-type="float">
            <text:p>4</text:p>
          </table:table-cell>
          <table:table-cell table:formula="of:=SUM([.AP1:.AP5])" office:value-type="float" office:value="3" calcext:value-type="float">
            <text:p>3</text:p>
          </table:table-cell>
          <table:table-cell table:formula="of:=SUM([.AQ1:.AQ5])" office:value-type="float" office:value="1" calcext:value-type="float">
            <text:p>1</text:p>
          </table:table-cell>
          <table:table-cell table:formula="of:=SUM([.AR1:.AR5])" office:value-type="float" office:value="4" calcext:value-type="float">
            <text:p>4</text:p>
          </table:table-cell>
          <table:table-cell table:formula="of:=SUM([.AS1:.AS5])" office:value-type="float" office:value="3" calcext:value-type="float">
            <text:p>3</text:p>
          </table:table-cell>
          <table:table-cell table:formula="of:=SUM([.AT1:.AT5])" office:value-type="float" office:value="2" calcext:value-type="float">
            <text:p>2</text:p>
          </table:table-cell>
          <table:table-cell table:formula="of:=SUM([.AU1:.AU5])" office:value-type="float" office:value="0" calcext:value-type="float">
            <text:p>0</text:p>
          </table:table-cell>
          <table:table-cell table:formula="of:=SUM([.AV1:.AV5])" office:value-type="float" office:value="3" calcext:value-type="float">
            <text:p>3</text:p>
          </table:table-cell>
          <table:table-cell table:formula="of:=SUM([.AW1:.AW5])" office:value-type="float" office:value="3" calcext:value-type="float">
            <text:p>3</text:p>
          </table:table-cell>
          <table:table-cell table:formula="of:=SUM([.AX1:.AX5])" office:value-type="float" office:value="1" calcext:value-type="float">
            <text:p>1</text:p>
          </table:table-cell>
          <table:table-cell table:formula="of:=SUM([.AY1:.AY5])" office:value-type="float" office:value="3" calcext:value-type="float">
            <text:p>3</text:p>
          </table:table-cell>
          <table:table-cell table:formula="of:=SUM([.AZ1:.AZ5])" office:value-type="float" office:value="5" calcext:value-type="float">
            <text:p>5</text:p>
          </table:table-cell>
          <table:table-cell table:formula="of:=SUM([.BA1:.BA5])" office:value-type="float" office:value="2" calcext:value-type="float">
            <text:p>2</text:p>
          </table:table-cell>
          <table:table-cell table:formula="of:=SUM([.BB1:.BB5])" office:value-type="float" office:value="1" calcext:value-type="float">
            <text:p>1</text:p>
          </table:table-cell>
          <table:table-cell table:formula="of:=SUM([.BC1:.BC5])" office:value-type="float" office:value="2" calcext:value-type="float">
            <text:p>2</text:p>
          </table:table-cell>
          <table:table-cell table:formula="of:=SUM([.BD1:.BD5])" office:value-type="float" office:value="2" calcext:value-type="float">
            <text:p>2</text:p>
          </table:table-cell>
          <table:table-cell table:formula="of:=SUM([.BE1:.BE5])" office:value-type="float" office:value="4" calcext:value-type="float">
            <text:p>4</text:p>
          </table:table-cell>
          <table:table-cell table:formula="of:=SUM([.BF1:.BF5])" office:value-type="float" office:value="4" calcext:value-type="float">
            <text:p>4</text:p>
          </table:table-cell>
          <table:table-cell table:formula="of:=SUM([.BG1:.BG5])" office:value-type="float" office:value="3" calcext:value-type="float">
            <text:p>3</text:p>
          </table:table-cell>
          <table:table-cell table:formula="of:=SUM([.BH1:.BH5])" office:value-type="float" office:value="2" calcext:value-type="float">
            <text:p>2</text:p>
          </table:table-cell>
          <table:table-cell table:formula="of:=SUM([.BI1:.BI5])" office:value-type="float" office:value="3" calcext:value-type="float">
            <text:p>3</text:p>
          </table:table-cell>
          <table:table-cell table:formula="of:=SUM([.BJ1:.BJ5])" office:value-type="float" office:value="3" calcext:value-type="float">
            <text:p>3</text:p>
          </table:table-cell>
          <table:table-cell table:formula="of:=SUM([.BK1:.BK5])" office:value-type="float" office:value="1" calcext:value-type="float">
            <text:p>1</text:p>
          </table:table-cell>
          <table:table-cell table:formula="of:=SUM([.BL1:.BL5])" office:value-type="float" office:value="1" calcext:value-type="float">
            <text:p>1</text:p>
          </table:table-cell>
          <table:table-cell table:formula="of:=SUM([.BM1:.BM5])" office:value-type="float" office:value="3" calcext:value-type="float">
            <text:p>3</text:p>
          </table:table-cell>
          <table:table-cell table:formula="of:=SUM([.BN1:.BN5])" office:value-type="float" office:value="2" calcext:value-type="float">
            <text:p>2</text:p>
          </table:table-cell>
          <table:table-cell table:formula="of:=SUM([.BO1:.BO5])" office:value-type="float" office:value="1" calcext:value-type="float">
            <text:p>1</text:p>
          </table:table-cell>
          <table:table-cell table:formula="of:=SUM([.BP1:.BP5])" office:value-type="float" office:value="4" calcext:value-type="float">
            <text:p>4</text:p>
          </table:table-cell>
          <table:table-cell table:formula="of:=SUM([.BQ1:.BQ5])" office:value-type="float" office:value="3" calcext:value-type="float">
            <text:p>3</text:p>
          </table:table-cell>
          <table:table-cell table:formula="of:=SUM([.BR1:.BR5])" office:value-type="float" office:value="1" calcext:value-type="float">
            <text:p>1</text:p>
          </table:table-cell>
          <table:table-cell table:number-columns-repeated="6"/>
          <table:table-cell table:formula="of:=COUNTIF([.BW1:.BW60]; &quot;3&quot;)" office:value-type="float" office:value="20" calcext:value-type="float">
            <text:p>20</text:p>
          </table:table-cell>
          <table:table-cell office:value-type="string" calcext:value-type="string">
            <text:p>coop/opponen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2T09:48:24.381310904</dc:date>
    <meta:document-statistic meta:table-count="1" meta:cell-count="4647" meta:object-count="0"/>
    <meta:generator>LibreOffice/4.2.8.2$Linux_X86_64 LibreOffice_project/420m0$Build-2</meta:generator>
  </office:meta>
</office:document-meta>
</file>